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" svg:font-family="Times"/>
    <style:font-face style:name="Times1" svg:font-family="Times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69cm"/>
    </style:style>
    <style:style style:name="co2" style:family="table-column">
      <style:table-column-properties fo:break-before="auto" style:column-width="3.671cm"/>
    </style:style>
    <style:style style:name="co3" style:family="table-column">
      <style:table-column-properties fo:break-before="auto" style:column-width="9.178cm"/>
    </style:style>
    <style:style style:name="co4" style:family="table-column">
      <style:table-column-properties fo:break-before="auto" style:column-width="1.836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0.513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ta1" style:family="table" style:master-page-name="PageStyle_5f_Fulla_20_1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ffffff" fo:border-left="none" fo:border-right="none" fo:border-top="none"/>
      <style:text-properties fo:color="#000000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1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1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1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2cm solid #000000" fo:background-color="#ffffff" fo:border-left="none" fo:border-right="none" fo:border-top="none"/>
      <style:text-properties fo:color="#000000" style:text-outline="false" style:text-line-through-style="none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1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fo:background-color="#ffffff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1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35cm solid #000000" fo:border-left="none" fo:border-right="none" fo:border-top="none"/>
      <style:text-properties fo:color="#000000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1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0.018cm solid #000000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italic" fo:text-shadow="none" style:text-underline-style="none" fo:font-weight="normal" style:font-size-asian="12pt" style:font-style-asian="italic" style:font-weight-asian="normal" style:font-name-complex="Times" style:font-size-complex="12pt" style:font-style-complex="italic" style:font-weight-complex="normal"/>
    </style:style>
    <style:style style:name="ce12" style:family="table-cell" style:parent-style-name="Default">
      <style:table-cell-properties style:glyph-orientation-vertical="0"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Fulla 1" table:style-name="ta1" table:print="false">
        <office:forms form:automatic-focus="false" form:apply-design-mode="false"/>
        <table:table-column table:style-name="co1" table:visibility="collapse" table:default-cell-style-name="ce4"/>
        <table:table-column table:style-name="co2" table:visibility="collapse" table:default-cell-style-name="ce5"/>
        <table:table-column table:style-name="co3" table:default-cell-style-name="ce10"/>
        <table:table-column table:style-name="co4" table:number-columns-repeated="2" table:default-cell-style-name="ce13"/>
        <table:table-column table:style-name="co5" table:visibility="collapse" table:number-columns-repeated="2" table:default-cell-style-name="Default"/>
        <table:table-column table:style-name="co5" table:number-columns-repeated="1017" table:default-cell-style-name="Default"/>
        <table:table-row table:style-name="ro1">
          <table:table-cell table:style-name="Default" table:number-columns-repeated="2"/>
          <table:table-cell table:style-name="ce6" office:value-type="string">
            <text:p>ASSIGNACIÓ DE PERÍODES DE TEMPS PER A LES PRÀCTIQUES 1 I 2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Default" table:number-columns-repeated="3"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Any acadèmic</text:p>
          </table:table-cell>
          <table:covered-table-cell table:style-name="Default"/>
          <table:table-cell table:style-name="ce7" office:value-type="string">
            <text:p>2011-12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 table:number-columns-spanned="2" table:number-rows-spanned="1">
            <text:p>Assignatura</text:p>
          </table:table-cell>
          <table:covered-table-cell table:style-name="Default"/>
          <table:table-cell table:style-name="ce7" office:value-type="string">
            <text:p>20355 - Aplicacions Estadístiques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string">
            <text:p>Grup</text:p>
          </table:table-cell>
          <table:table-cell table:style-name="ce2"/>
          <table:table-cell table:style-name="ce7" office:value-type="string">
            <text:p>Grup 6, 2S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8"/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3" office:value-type="string">
            <text:p>Ordre</text:p>
          </table:table-cell>
          <table:table-cell table:style-name="ce3" office:value-type="string">
            <text:p>Identificació</text:p>
          </table:table-cell>
          <table:table-cell table:style-name="ce9" office:value-type="string">
            <text:p>Nom</text:p>
          </table:table-cell>
          <table:table-cell table:style-name="ce12" office:value-type="string">
            <text:p>Any-inici</text:p>
          </table:table-cell>
          <table:table-cell table:style-name="ce12" office:value-type="string">
            <text:p>Any-Fi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43228357H</text:p>
          </table:table-cell>
          <table:table-cell office:value-type="string">
            <text:p>Abril Monserrat, Antoni</text:p>
          </table:table-cell>
          <table:table-cell table:formula="of:=IF([.F8]&lt;[.G8];[.F8];[.G8])" office:value-type="float" office:value="2009">
            <text:p>2009</text:p>
          </table:table-cell>
          <table:table-cell table:formula="of:=IF([.F8]&gt;=[.G8];[.F8];[.G8])" office:value-type="float" office:value="2010">
            <text:p>2010</text:p>
          </table:table-cell>
          <table:table-cell table:formula="of:=RANDBETWEEN(2003;2011)" office:value-type="float" office:value="2010">
            <text:p>2010</text:p>
          </table:table-cell>
          <table:table-cell table:formula="of:=RANDBETWEEN(2003;2011)" office:value-type="float" office:value="2009">
            <text:p>2009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43182919M</text:p>
          </table:table-cell>
          <table:table-cell office:value-type="string">
            <text:p>Albert Ríos, Boret</text:p>
          </table:table-cell>
          <table:table-cell table:formula="of:=IF([.F9]&lt;[.G9];[.F9];[.G9])" office:value-type="float" office:value="2005">
            <text:p>2005</text:p>
          </table:table-cell>
          <table:table-cell table:formula="of:=IF([.F9]&gt;=[.G9];[.F9];[.G9])" office:value-type="float" office:value="2007">
            <text:p>2007</text:p>
          </table:table-cell>
          <table:table-cell table:formula="of:=RANDBETWEEN(2003;2011)" office:value-type="float" office:value="2007">
            <text:p>2007</text:p>
          </table:table-cell>
          <table:table-cell table:formula="of:=RANDBETWEEN(2003;2011)" office:value-type="float" office:value="2005">
            <text:p>2005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43163346M</text:p>
          </table:table-cell>
          <table:table-cell office:value-type="string">
            <text:p>Amengual Llofriu, Lucas</text:p>
          </table:table-cell>
          <table:table-cell table:formula="of:=IF([.F10]&lt;[.G10];[.F10];[.G10])" office:value-type="float" office:value="2007">
            <text:p>2007</text:p>
          </table:table-cell>
          <table:table-cell table:formula="of:=IF([.F10]&gt;=[.G10];[.F10];[.G10])" office:value-type="float" office:value="2011">
            <text:p>2011</text:p>
          </table:table-cell>
          <table:table-cell table:formula="of:=RANDBETWEEN(2003;2011)" office:value-type="float" office:value="2011">
            <text:p>2011</text:p>
          </table:table-cell>
          <table:table-cell table:formula="of:=RANDBETWEEN(2003;2011)" office:value-type="float" office:value="2007">
            <text:p>2007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43151946J</text:p>
          </table:table-cell>
          <table:table-cell office:value-type="string">
            <text:p>Amengual Malondra, Joan Sebastià</text:p>
          </table:table-cell>
          <table:table-cell table:formula="of:=IF([.F11]&lt;[.G11];[.F11];[.G11])" office:value-type="float" office:value="2009">
            <text:p>2009</text:p>
          </table:table-cell>
          <table:table-cell table:formula="of:=IF([.F11]&gt;=[.G11];[.F11];[.G11])" office:value-type="float" office:value="2009">
            <text:p>2009</text:p>
          </table:table-cell>
          <table:table-cell table:formula="of:=RANDBETWEEN(2003;2011)" office:value-type="float" office:value="2009">
            <text:p>2009</text:p>
          </table:table-cell>
          <table:table-cell table:formula="of:=RANDBETWEEN(2003;2011)" office:value-type="float" office:value="2009">
            <text:p>2009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43053580H</text:p>
          </table:table-cell>
          <table:table-cell office:value-type="string">
            <text:p>Batle Vidal, Gabriel</text:p>
          </table:table-cell>
          <table:table-cell table:formula="of:=IF([.F12]&lt;[.G12];[.F12];[.G12])" office:value-type="float" office:value="2008">
            <text:p>2008</text:p>
          </table:table-cell>
          <table:table-cell table:formula="of:=IF([.F12]&gt;=[.G12];[.F12];[.G12])" office:value-type="float" office:value="2008">
            <text:p>2008</text:p>
          </table:table-cell>
          <table:table-cell table:formula="of:=RANDBETWEEN(2003;2011)" office:value-type="float" office:value="2008">
            <text:p>2008</text:p>
          </table:table-cell>
          <table:table-cell table:formula="of:=RANDBETWEEN(2003;2011)" office:value-type="float" office:value="2008">
            <text:p>2008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43146662L</text:p>
          </table:table-cell>
          <table:table-cell office:value-type="string">
            <text:p>Cabeza Leones, Ismael</text:p>
          </table:table-cell>
          <table:table-cell table:formula="of:=IF([.F13]&lt;[.G13];[.F13];[.G13])" office:value-type="float" office:value="2005">
            <text:p>2005</text:p>
          </table:table-cell>
          <table:table-cell table:formula="of:=IF([.F13]&gt;=[.G13];[.F13];[.G13])" office:value-type="float" office:value="2007">
            <text:p>2007</text:p>
          </table:table-cell>
          <table:table-cell table:formula="of:=RANDBETWEEN(2003;2011)" office:value-type="float" office:value="2005">
            <text:p>2005</text:p>
          </table:table-cell>
          <table:table-cell table:formula="of:=RANDBETWEEN(2003;2011)" office:value-type="float" office:value="2007">
            <text:p>2007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43206510K</text:p>
          </table:table-cell>
          <table:table-cell office:value-type="string">
            <text:p>Calafell Alemany, Francisco Javier</text:p>
          </table:table-cell>
          <table:table-cell table:formula="of:=IF([.F14]&lt;[.G14];[.F14];[.G14])" office:value-type="float" office:value="2010">
            <text:p>2010</text:p>
          </table:table-cell>
          <table:table-cell table:formula="of:=IF([.F14]&gt;=[.G14];[.F14];[.G14])" office:value-type="float" office:value="2011">
            <text:p>2011</text:p>
          </table:table-cell>
          <table:table-cell table:formula="of:=RANDBETWEEN(2003;2011)" office:value-type="float" office:value="2011">
            <text:p>2011</text:p>
          </table:table-cell>
          <table:table-cell table:formula="of:=RANDBETWEEN(2003;2011)" office:value-type="float" office:value="2010">
            <text:p>2010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43464770Z</text:p>
          </table:table-cell>
          <table:table-cell office:value-type="string">
            <text:p>Carbonell Florit, Pablo</text:p>
          </table:table-cell>
          <table:table-cell table:formula="of:=IF([.F15]&lt;[.G15];[.F15];[.G15])" office:value-type="float" office:value="2004">
            <text:p>2004</text:p>
          </table:table-cell>
          <table:table-cell table:formula="of:=IF([.F15]&gt;=[.G15];[.F15];[.G15])" office:value-type="float" office:value="2004">
            <text:p>2004</text:p>
          </table:table-cell>
          <table:table-cell table:formula="of:=RANDBETWEEN(2003;2011)" office:value-type="float" office:value="2004">
            <text:p>2004</text:p>
          </table:table-cell>
          <table:table-cell table:formula="of:=RANDBETWEEN(2003;2011)" office:value-type="float" office:value="2004">
            <text:p>2004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43180453T</text:p>
          </table:table-cell>
          <table:table-cell office:value-type="string">
            <text:p>Carrión Martínez, Miguel</text:p>
          </table:table-cell>
          <table:table-cell table:formula="of:=IF([.F16]&lt;[.G16];[.F16];[.G16])" office:value-type="float" office:value="2004">
            <text:p>2004</text:p>
          </table:table-cell>
          <table:table-cell table:formula="of:=IF([.F16]&gt;=[.G16];[.F16];[.G16])" office:value-type="float" office:value="2009">
            <text:p>2009</text:p>
          </table:table-cell>
          <table:table-cell table:formula="of:=RANDBETWEEN(2003;2011)" office:value-type="float" office:value="2009">
            <text:p>2009</text:p>
          </table:table-cell>
          <table:table-cell table:formula="of:=RANDBETWEEN(2003;2011)" office:value-type="float" office:value="2004">
            <text:p>2004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43158815M</text:p>
          </table:table-cell>
          <table:table-cell office:value-type="string">
            <text:p>Castillo Rubio, Pedro Santiago</text:p>
          </table:table-cell>
          <table:table-cell table:formula="of:=IF([.F17]&lt;[.G17];[.F17];[.G17])" office:value-type="float" office:value="2007">
            <text:p>2007</text:p>
          </table:table-cell>
          <table:table-cell table:formula="of:=IF([.F17]&gt;=[.G17];[.F17];[.G17])" office:value-type="float" office:value="2007">
            <text:p>2007</text:p>
          </table:table-cell>
          <table:table-cell table:formula="of:=RANDBETWEEN(2003;2011)" office:value-type="float" office:value="2007">
            <text:p>2007</text:p>
          </table:table-cell>
          <table:table-cell table:formula="of:=RANDBETWEEN(2003;2011)" office:value-type="float" office:value="2007">
            <text:p>2007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43147959M</text:p>
          </table:table-cell>
          <table:table-cell office:value-type="string">
            <text:p>Cloquell Espases, Miguel Ángel</text:p>
          </table:table-cell>
          <table:table-cell table:formula="of:=IF([.F18]&lt;[.G18];[.F18];[.G18])" office:value-type="float" office:value="2006">
            <text:p>2006</text:p>
          </table:table-cell>
          <table:table-cell table:formula="of:=IF([.F18]&gt;=[.G18];[.F18];[.G18])" office:value-type="float" office:value="2011">
            <text:p>2011</text:p>
          </table:table-cell>
          <table:table-cell table:formula="of:=RANDBETWEEN(2003;2011)" office:value-type="float" office:value="2011">
            <text:p>2011</text:p>
          </table:table-cell>
          <table:table-cell table:formula="of:=RANDBETWEEN(2003;2011)" office:value-type="float" office:value="2006">
            <text:p>2006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43172115B</text:p>
          </table:table-cell>
          <table:table-cell office:value-type="string">
            <text:p>Costa Algaba, Alberto</text:p>
          </table:table-cell>
          <table:table-cell table:formula="of:=IF([.F19]&lt;[.G19];[.F19];[.G19])" office:value-type="float" office:value="2003">
            <text:p>2003</text:p>
          </table:table-cell>
          <table:table-cell table:formula="of:=IF([.F19]&gt;=[.G19];[.F19];[.G19])" office:value-type="float" office:value="2005">
            <text:p>2005</text:p>
          </table:table-cell>
          <table:table-cell table:formula="of:=RANDBETWEEN(2003;2011)" office:value-type="float" office:value="2003">
            <text:p>2003</text:p>
          </table:table-cell>
          <table:table-cell table:formula="of:=RANDBETWEEN(2003;2011)" office:value-type="float" office:value="2005">
            <text:p>2005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43144133C</text:p>
          </table:table-cell>
          <table:table-cell office:value-type="string">
            <text:p>De Ayarra Del Olmo, Juan Manuel</text:p>
          </table:table-cell>
          <table:table-cell table:formula="of:=IF([.F20]&lt;[.G20];[.F20];[.G20])" office:value-type="float" office:value="2005">
            <text:p>2005</text:p>
          </table:table-cell>
          <table:table-cell table:formula="of:=IF([.F20]&gt;=[.G20];[.F20];[.G20])" office:value-type="float" office:value="2011">
            <text:p>2011</text:p>
          </table:table-cell>
          <table:table-cell table:formula="of:=RANDBETWEEN(2003;2011)" office:value-type="float" office:value="2011">
            <text:p>2011</text:p>
          </table:table-cell>
          <table:table-cell table:formula="of:=RANDBETWEEN(2003;2011)" office:value-type="float" office:value="2005">
            <text:p>2005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43201613T</text:p>
          </table:table-cell>
          <table:table-cell office:value-type="string">
            <text:p>de la Sierra Suau, Mario</text:p>
          </table:table-cell>
          <table:table-cell table:formula="of:=IF([.F21]&lt;[.G21];[.F21];[.G21])" office:value-type="float" office:value="2008">
            <text:p>2008</text:p>
          </table:table-cell>
          <table:table-cell table:formula="of:=IF([.F21]&gt;=[.G21];[.F21];[.G21])" office:value-type="float" office:value="2010">
            <text:p>2010</text:p>
          </table:table-cell>
          <table:table-cell table:formula="of:=RANDBETWEEN(2003;2011)" office:value-type="float" office:value="2008">
            <text:p>2008</text:p>
          </table:table-cell>
          <table:table-cell table:formula="of:=RANDBETWEEN(2003;2011)" office:value-type="float" office:value="2010">
            <text:p>2010</text:p>
          </table:table-cell>
          <table:table-cell table:number-columns-repeated="1017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43204119E</text:p>
          </table:table-cell>
          <table:table-cell office:value-type="string">
            <text:p>Fernández González, Rafael</text:p>
          </table:table-cell>
          <table:table-cell table:formula="of:=IF([.F22]&lt;[.G22];[.F22];[.G22])" office:value-type="float" office:value="2006">
            <text:p>2006</text:p>
          </table:table-cell>
          <table:table-cell table:formula="of:=IF([.F22]&gt;=[.G22];[.F22];[.G22])" office:value-type="float" office:value="2008">
            <text:p>2008</text:p>
          </table:table-cell>
          <table:table-cell table:formula="of:=RANDBETWEEN(2003;2011)" office:value-type="float" office:value="2006">
            <text:p>2006</text:p>
          </table:table-cell>
          <table:table-cell table:formula="of:=RANDBETWEEN(2003;2011)" office:value-type="float" office:value="2008">
            <text:p>2008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43056670A</text:p>
          </table:table-cell>
          <table:table-cell office:value-type="string">
            <text:p>Fiori Sabaté, Norberto Daniel</text:p>
          </table:table-cell>
          <table:table-cell table:formula="of:=IF([.F23]&lt;[.G23];[.F23];[.G23])" office:value-type="float" office:value="2005">
            <text:p>2005</text:p>
          </table:table-cell>
          <table:table-cell table:formula="of:=IF([.F23]&gt;=[.G23];[.F23];[.G23])" office:value-type="float" office:value="2005">
            <text:p>2005</text:p>
          </table:table-cell>
          <table:table-cell table:formula="of:=RANDBETWEEN(2003;2011)" office:value-type="float" office:value="2005">
            <text:p>2005</text:p>
          </table:table-cell>
          <table:table-cell table:formula="of:=RANDBETWEEN(2003;2011)" office:value-type="float" office:value="2005">
            <text:p>2005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43185631A</text:p>
          </table:table-cell>
          <table:table-cell office:value-type="string">
            <text:p>Gijón Vaquer, María José</text:p>
          </table:table-cell>
          <table:table-cell table:formula="of:=IF([.F24]&lt;[.G24];[.F24];[.G24])" office:value-type="float" office:value="2004">
            <text:p>2004</text:p>
          </table:table-cell>
          <table:table-cell table:formula="of:=IF([.F24]&gt;=[.G24];[.F24];[.G24])" office:value-type="float" office:value="2007">
            <text:p>2007</text:p>
          </table:table-cell>
          <table:table-cell table:formula="of:=RANDBETWEEN(2003;2011)" office:value-type="float" office:value="2007">
            <text:p>2007</text:p>
          </table:table-cell>
          <table:table-cell table:formula="of:=RANDBETWEEN(2003;2011)" office:value-type="float" office:value="2004">
            <text:p>2004</text:p>
          </table:table-cell>
          <table:table-cell table:number-columns-repeated="1017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43052686K</text:p>
          </table:table-cell>
          <table:table-cell office:value-type="string">
            <text:p>Gómez Lozano, Santiago</text:p>
          </table:table-cell>
          <table:table-cell table:formula="of:=IF([.F25]&lt;[.G25];[.F25];[.G25])" office:value-type="float" office:value="2005">
            <text:p>2005</text:p>
          </table:table-cell>
          <table:table-cell table:formula="of:=IF([.F25]&gt;=[.G25];[.F25];[.G25])" office:value-type="float" office:value="2007">
            <text:p>2007</text:p>
          </table:table-cell>
          <table:table-cell table:formula="of:=RANDBETWEEN(2003;2011)" office:value-type="float" office:value="2005">
            <text:p>2005</text:p>
          </table:table-cell>
          <table:table-cell table:formula="of:=RANDBETWEEN(2003;2011)" office:value-type="float" office:value="2007">
            <text:p>2007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41541494K</text:p>
          </table:table-cell>
          <table:table-cell office:value-type="string">
            <text:p>González Ballester, José María</text:p>
          </table:table-cell>
          <table:table-cell table:formula="of:=IF([.F26]&lt;[.G26];[.F26];[.G26])" office:value-type="float" office:value="2003">
            <text:p>2003</text:p>
          </table:table-cell>
          <table:table-cell table:formula="of:=IF([.F26]&gt;=[.G26];[.F26];[.G26])" office:value-type="float" office:value="2003">
            <text:p>2003</text:p>
          </table:table-cell>
          <table:table-cell table:formula="of:=RANDBETWEEN(2003;2011)" office:value-type="float" office:value="2003">
            <text:p>2003</text:p>
          </table:table-cell>
          <table:table-cell table:formula="of:=RANDBETWEEN(2003;2011)" office:value-type="float" office:value="2003">
            <text:p>2003</text:p>
          </table:table-cell>
          <table:table-cell table:number-columns-repeated="1017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X8674654C</text:p>
          </table:table-cell>
          <table:table-cell office:value-type="string">
            <text:p>Guerrón Escudero, César Agustín</text:p>
          </table:table-cell>
          <table:table-cell table:formula="of:=IF([.F27]&lt;[.G27];[.F27];[.G27])" office:value-type="float" office:value="2009">
            <text:p>2009</text:p>
          </table:table-cell>
          <table:table-cell table:formula="of:=IF([.F27]&gt;=[.G27];[.F27];[.G27])" office:value-type="float" office:value="2009">
            <text:p>2009</text:p>
          </table:table-cell>
          <table:table-cell table:formula="of:=RANDBETWEEN(2003;2011)" office:value-type="float" office:value="2009">
            <text:p>2009</text:p>
          </table:table-cell>
          <table:table-cell table:formula="of:=RANDBETWEEN(2003;2011)" office:value-type="float" office:value="2009">
            <text:p>2009</text:p>
          </table:table-cell>
          <table:table-cell table:number-columns-repeated="1017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71449517V</text:p>
          </table:table-cell>
          <table:table-cell office:value-type="string">
            <text:p>Inguanzo Morán, Ariana</text:p>
          </table:table-cell>
          <table:table-cell table:formula="of:=IF([.F28]&lt;[.G28];[.F28];[.G28])" office:value-type="float" office:value="2006">
            <text:p>2006</text:p>
          </table:table-cell>
          <table:table-cell table:formula="of:=IF([.F28]&gt;=[.G28];[.F28];[.G28])" office:value-type="float" office:value="2007">
            <text:p>2007</text:p>
          </table:table-cell>
          <table:table-cell table:formula="of:=RANDBETWEEN(2003;2011)" office:value-type="float" office:value="2007">
            <text:p>2007</text:p>
          </table:table-cell>
          <table:table-cell table:formula="of:=RANDBETWEEN(2003;2011)" office:value-type="float" office:value="2006">
            <text:p>2006</text:p>
          </table:table-cell>
          <table:table-cell table:number-columns-repeated="1017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43088337E</text:p>
          </table:table-cell>
          <table:table-cell office:value-type="string">
            <text:p>Jodar Roca, Jose Gustavo</text:p>
          </table:table-cell>
          <table:table-cell table:formula="of:=IF([.F29]&lt;[.G29];[.F29];[.G29])" office:value-type="float" office:value="2007">
            <text:p>2007</text:p>
          </table:table-cell>
          <table:table-cell table:formula="of:=IF([.F29]&gt;=[.G29];[.F29];[.G29])" office:value-type="float" office:value="2009">
            <text:p>2009</text:p>
          </table:table-cell>
          <table:table-cell table:formula="of:=RANDBETWEEN(2003;2011)" office:value-type="float" office:value="2009">
            <text:p>2009</text:p>
          </table:table-cell>
          <table:table-cell table:formula="of:=RANDBETWEEN(2003;2011)" office:value-type="float" office:value="2007">
            <text:p>2007</text:p>
          </table:table-cell>
          <table:table-cell table:number-columns-repeated="1017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X2469757V</text:p>
          </table:table-cell>
          <table:table-cell office:value-type="string">
            <text:p>Kettlitz , Björn</text:p>
          </table:table-cell>
          <table:table-cell table:formula="of:=IF([.F30]&lt;[.G30];[.F30];[.G30])" office:value-type="float" office:value="2008">
            <text:p>2008</text:p>
          </table:table-cell>
          <table:table-cell table:formula="of:=IF([.F30]&gt;=[.G30];[.F30];[.G30])" office:value-type="float" office:value="2009">
            <text:p>2009</text:p>
          </table:table-cell>
          <table:table-cell table:formula="of:=RANDBETWEEN(2003;2011)" office:value-type="float" office:value="2008">
            <text:p>2008</text:p>
          </table:table-cell>
          <table:table-cell table:formula="of:=RANDBETWEEN(2003;2011)" office:value-type="float" office:value="2009">
            <text:p>2009</text:p>
          </table:table-cell>
          <table:table-cell table:number-columns-repeated="1017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43235224P</text:p>
          </table:table-cell>
          <table:table-cell office:value-type="string">
            <text:p>Llull Coll, Catalina</text:p>
          </table:table-cell>
          <table:table-cell table:formula="of:=IF([.F31]&lt;[.G31];[.F31];[.G31])" office:value-type="float" office:value="2006">
            <text:p>2006</text:p>
          </table:table-cell>
          <table:table-cell table:formula="of:=IF([.F31]&gt;=[.G31];[.F31];[.G31])" office:value-type="float" office:value="2009">
            <text:p>2009</text:p>
          </table:table-cell>
          <table:table-cell table:formula="of:=RANDBETWEEN(2003;2011)" office:value-type="float" office:value="2006">
            <text:p>2006</text:p>
          </table:table-cell>
          <table:table-cell table:formula="of:=RANDBETWEEN(2003;2011)" office:value-type="float" office:value="2009">
            <text:p>2009</text:p>
          </table:table-cell>
          <table:table-cell table:number-columns-repeated="1017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43182666M</text:p>
          </table:table-cell>
          <table:table-cell office:value-type="string">
            <text:p>López Amengual, Joan</text:p>
          </table:table-cell>
          <table:table-cell table:formula="of:=IF([.F32]&lt;[.G32];[.F32];[.G32])" office:value-type="float" office:value="2008">
            <text:p>2008</text:p>
          </table:table-cell>
          <table:table-cell table:formula="of:=IF([.F32]&gt;=[.G32];[.F32];[.G32])" office:value-type="float" office:value="2009">
            <text:p>2009</text:p>
          </table:table-cell>
          <table:table-cell table:formula="of:=RANDBETWEEN(2003;2011)" office:value-type="float" office:value="2009">
            <text:p>2009</text:p>
          </table:table-cell>
          <table:table-cell table:formula="of:=RANDBETWEEN(2003;2011)" office:value-type="float" office:value="2008">
            <text:p>2008</text:p>
          </table:table-cell>
          <table:table-cell table:number-columns-repeated="1017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41571721A</text:p>
          </table:table-cell>
          <table:table-cell office:value-type="string">
            <text:p>Luna Torres, Enrique</text:p>
          </table:table-cell>
          <table:table-cell table:formula="of:=IF([.F33]&lt;[.G33];[.F33];[.G33])" office:value-type="float" office:value="2008">
            <text:p>2008</text:p>
          </table:table-cell>
          <table:table-cell table:formula="of:=IF([.F33]&gt;=[.G33];[.F33];[.G33])" office:value-type="float" office:value="2011">
            <text:p>2011</text:p>
          </table:table-cell>
          <table:table-cell table:formula="of:=RANDBETWEEN(2003;2011)" office:value-type="float" office:value="2011">
            <text:p>2011</text:p>
          </table:table-cell>
          <table:table-cell table:formula="of:=RANDBETWEEN(2003;2011)" office:value-type="float" office:value="2008">
            <text:p>2008</text:p>
          </table:table-cell>
          <table:table-cell table:number-columns-repeated="1017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43187020N</text:p>
          </table:table-cell>
          <table:table-cell office:value-type="string">
            <text:p>Martí Osorio, Alba</text:p>
          </table:table-cell>
          <table:table-cell table:formula="of:=IF([.F34]&lt;[.G34];[.F34];[.G34])" office:value-type="float" office:value="2008">
            <text:p>2008</text:p>
          </table:table-cell>
          <table:table-cell table:formula="of:=IF([.F34]&gt;=[.G34];[.F34];[.G34])" office:value-type="float" office:value="2010">
            <text:p>2010</text:p>
          </table:table-cell>
          <table:table-cell table:formula="of:=RANDBETWEEN(2003;2011)" office:value-type="float" office:value="2010">
            <text:p>2010</text:p>
          </table:table-cell>
          <table:table-cell table:formula="of:=RANDBETWEEN(2003;2011)" office:value-type="float" office:value="2008">
            <text:p>2008</text:p>
          </table:table-cell>
          <table:table-cell table:number-columns-repeated="1017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43115999S</text:p>
          </table:table-cell>
          <table:table-cell office:value-type="string">
            <text:p>Martín Matas, Francisco Javier</text:p>
          </table:table-cell>
          <table:table-cell table:formula="of:=IF([.F35]&lt;[.G35];[.F35];[.G35])" office:value-type="float" office:value="2008">
            <text:p>2008</text:p>
          </table:table-cell>
          <table:table-cell table:formula="of:=IF([.F35]&gt;=[.G35];[.F35];[.G35])" office:value-type="float" office:value="2011">
            <text:p>2011</text:p>
          </table:table-cell>
          <table:table-cell table:formula="of:=RANDBETWEEN(2003;2011)" office:value-type="float" office:value="2008">
            <text:p>2008</text:p>
          </table:table-cell>
          <table:table-cell table:formula="of:=RANDBETWEEN(2003;2011)" office:value-type="float" office:value="2011">
            <text:p>2011</text:p>
          </table:table-cell>
          <table:table-cell table:number-columns-repeated="1017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43201396J</text:p>
          </table:table-cell>
          <table:table-cell office:value-type="string">
            <text:p>Martínez Riera, Carlos Manuel</text:p>
          </table:table-cell>
          <table:table-cell table:formula="of:=IF([.F36]&lt;[.G36];[.F36];[.G36])" office:value-type="float" office:value="2008">
            <text:p>2008</text:p>
          </table:table-cell>
          <table:table-cell table:formula="of:=IF([.F36]&gt;=[.G36];[.F36];[.G36])" office:value-type="float" office:value="2008">
            <text:p>2008</text:p>
          </table:table-cell>
          <table:table-cell table:formula="of:=RANDBETWEEN(2003;2011)" office:value-type="float" office:value="2008">
            <text:p>2008</text:p>
          </table:table-cell>
          <table:table-cell table:formula="of:=RANDBETWEEN(2003;2011)" office:value-type="float" office:value="2008">
            <text:p>2008</text:p>
          </table:table-cell>
          <table:table-cell table:number-columns-repeated="1017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43170511V</text:p>
          </table:table-cell>
          <table:table-cell office:value-type="string">
            <text:p>Martínez Torrens, Carlos</text:p>
          </table:table-cell>
          <table:table-cell table:formula="of:=IF([.F37]&lt;[.G37];[.F37];[.G37])" office:value-type="float" office:value="2005">
            <text:p>2005</text:p>
          </table:table-cell>
          <table:table-cell table:formula="of:=IF([.F37]&gt;=[.G37];[.F37];[.G37])" office:value-type="float" office:value="2005">
            <text:p>2005</text:p>
          </table:table-cell>
          <table:table-cell table:formula="of:=RANDBETWEEN(2003;2011)" office:value-type="float" office:value="2005">
            <text:p>2005</text:p>
          </table:table-cell>
          <table:table-cell table:formula="of:=RANDBETWEEN(2003;2011)" office:value-type="float" office:value="2005">
            <text:p>2005</text:p>
          </table:table-cell>
          <table:table-cell table:number-columns-repeated="1017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43055717Q</text:p>
          </table:table-cell>
          <table:table-cell office:value-type="string">
            <text:p>Mas Rossello, Lorenzo</text:p>
          </table:table-cell>
          <table:table-cell table:formula="of:=IF([.F38]&lt;[.G38];[.F38];[.G38])" office:value-type="float" office:value="2003">
            <text:p>2003</text:p>
          </table:table-cell>
          <table:table-cell table:formula="of:=IF([.F38]&gt;=[.G38];[.F38];[.G38])" office:value-type="float" office:value="2011">
            <text:p>2011</text:p>
          </table:table-cell>
          <table:table-cell table:formula="of:=RANDBETWEEN(2003;2011)" office:value-type="float" office:value="2011">
            <text:p>2011</text:p>
          </table:table-cell>
          <table:table-cell table:formula="of:=RANDBETWEEN(2003;2011)" office:value-type="float" office:value="2003">
            <text:p>2003</text:p>
          </table:table-cell>
          <table:table-cell table:number-columns-repeated="1017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43165434T</text:p>
          </table:table-cell>
          <table:table-cell office:value-type="string">
            <text:p>Navarro Rodríguez, Carlos</text:p>
          </table:table-cell>
          <table:table-cell table:formula="of:=IF([.F39]&lt;[.G39];[.F39];[.G39])" office:value-type="float" office:value="2006">
            <text:p>2006</text:p>
          </table:table-cell>
          <table:table-cell table:formula="of:=IF([.F39]&gt;=[.G39];[.F39];[.G39])" office:value-type="float" office:value="2006">
            <text:p>2006</text:p>
          </table:table-cell>
          <table:table-cell table:formula="of:=RANDBETWEEN(2003;2011)" office:value-type="float" office:value="2006">
            <text:p>2006</text:p>
          </table:table-cell>
          <table:table-cell table:formula="of:=RANDBETWEEN(2003;2011)" office:value-type="float" office:value="2006">
            <text:p>2006</text:p>
          </table:table-cell>
          <table:table-cell table:number-columns-repeated="1017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41520524G</text:p>
          </table:table-cell>
          <table:table-cell office:value-type="string">
            <text:p>Nolla Bordoy, José</text:p>
          </table:table-cell>
          <table:table-cell table:formula="of:=IF([.F40]&lt;[.G40];[.F40];[.G40])" office:value-type="float" office:value="2003">
            <text:p>2003</text:p>
          </table:table-cell>
          <table:table-cell table:formula="of:=IF([.F40]&gt;=[.G40];[.F40];[.G40])" office:value-type="float" office:value="2008">
            <text:p>2008</text:p>
          </table:table-cell>
          <table:table-cell table:formula="of:=RANDBETWEEN(2003;2011)" office:value-type="float" office:value="2003">
            <text:p>2003</text:p>
          </table:table-cell>
          <table:table-cell table:formula="of:=RANDBETWEEN(2003;2011)" office:value-type="float" office:value="2008">
            <text:p>2008</text:p>
          </table:table-cell>
          <table:table-cell table:number-columns-repeated="1017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43169485A</text:p>
          </table:table-cell>
          <table:table-cell office:value-type="string">
            <text:p>Orfila Gamundi, Álvaro</text:p>
          </table:table-cell>
          <table:table-cell table:formula="of:=IF([.F41]&lt;[.G41];[.F41];[.G41])" office:value-type="float" office:value="2010">
            <text:p>2010</text:p>
          </table:table-cell>
          <table:table-cell table:formula="of:=IF([.F41]&gt;=[.G41];[.F41];[.G41])" office:value-type="float" office:value="2011">
            <text:p>2011</text:p>
          </table:table-cell>
          <table:table-cell table:formula="of:=RANDBETWEEN(2003;2011)" office:value-type="float" office:value="2011">
            <text:p>2011</text:p>
          </table:table-cell>
          <table:table-cell table:formula="of:=RANDBETWEEN(2003;2011)" office:value-type="float" office:value="2010">
            <text:p>2010</text:p>
          </table:table-cell>
          <table:table-cell table:number-columns-repeated="1017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43187375E</text:p>
          </table:table-cell>
          <table:table-cell office:value-type="string">
            <text:p>Ortega Alomar, Juan</text:p>
          </table:table-cell>
          <table:table-cell table:formula="of:=IF([.F42]&lt;[.G42];[.F42];[.G42])" office:value-type="float" office:value="2003">
            <text:p>2003</text:p>
          </table:table-cell>
          <table:table-cell table:formula="of:=IF([.F42]&gt;=[.G42];[.F42];[.G42])" office:value-type="float" office:value="2004">
            <text:p>2004</text:p>
          </table:table-cell>
          <table:table-cell table:formula="of:=RANDBETWEEN(2003;2011)" office:value-type="float" office:value="2003">
            <text:p>2003</text:p>
          </table:table-cell>
          <table:table-cell table:formula="of:=RANDBETWEEN(2003;2011)" office:value-type="float" office:value="2004">
            <text:p>2004</text:p>
          </table:table-cell>
          <table:table-cell table:number-columns-repeated="1017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20087537G</text:p>
          </table:table-cell>
          <table:table-cell office:value-type="string">
            <text:p>Pellicer Raja, Isabel</text:p>
          </table:table-cell>
          <table:table-cell table:formula="of:=IF([.F43]&lt;[.G43];[.F43];[.G43])" office:value-type="float" office:value="2003">
            <text:p>2003</text:p>
          </table:table-cell>
          <table:table-cell table:formula="of:=IF([.F43]&gt;=[.G43];[.F43];[.G43])" office:value-type="float" office:value="2010">
            <text:p>2010</text:p>
          </table:table-cell>
          <table:table-cell table:formula="of:=RANDBETWEEN(2003;2011)" office:value-type="float" office:value="2010">
            <text:p>2010</text:p>
          </table:table-cell>
          <table:table-cell table:formula="of:=RANDBETWEEN(2003;2011)" office:value-type="float" office:value="2003">
            <text:p>2003</text:p>
          </table:table-cell>
          <table:table-cell table:number-columns-repeated="1017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43148171X</text:p>
          </table:table-cell>
          <table:table-cell office:value-type="string">
            <text:p>Roca Ferrer, Juan</text:p>
          </table:table-cell>
          <table:table-cell table:formula="of:=IF([.F44]&lt;[.G44];[.F44];[.G44])" office:value-type="float" office:value="2008">
            <text:p>2008</text:p>
          </table:table-cell>
          <table:table-cell table:formula="of:=IF([.F44]&gt;=[.G44];[.F44];[.G44])" office:value-type="float" office:value="2009">
            <text:p>2009</text:p>
          </table:table-cell>
          <table:table-cell table:formula="of:=RANDBETWEEN(2003;2011)" office:value-type="float" office:value="2008">
            <text:p>2008</text:p>
          </table:table-cell>
          <table:table-cell table:formula="of:=RANDBETWEEN(2003;2011)" office:value-type="float" office:value="2009">
            <text:p>2009</text:p>
          </table:table-cell>
          <table:table-cell table:number-columns-repeated="1017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43163736G</text:p>
          </table:table-cell>
          <table:table-cell office:value-type="string">
            <text:p>Roca Massanet, Jaume</text:p>
          </table:table-cell>
          <table:table-cell table:formula="of:=IF([.F45]&lt;[.G45];[.F45];[.G45])" office:value-type="float" office:value="2009">
            <text:p>2009</text:p>
          </table:table-cell>
          <table:table-cell table:formula="of:=IF([.F45]&gt;=[.G45];[.F45];[.G45])" office:value-type="float" office:value="2011">
            <text:p>2011</text:p>
          </table:table-cell>
          <table:table-cell table:formula="of:=RANDBETWEEN(2003;2011)" office:value-type="float" office:value="2011">
            <text:p>2011</text:p>
          </table:table-cell>
          <table:table-cell table:formula="of:=RANDBETWEEN(2003;2011)" office:value-type="float" office:value="2009">
            <text:p>2009</text:p>
          </table:table-cell>
          <table:table-cell table:number-columns-repeated="1017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43166360Y</text:p>
          </table:table-cell>
          <table:table-cell office:value-type="string">
            <text:p>Ródenas de Enrique, Francisco</text:p>
          </table:table-cell>
          <table:table-cell table:formula="of:=IF([.F46]&lt;[.G46];[.F46];[.G46])" office:value-type="float" office:value="2010">
            <text:p>2010</text:p>
          </table:table-cell>
          <table:table-cell table:formula="of:=IF([.F46]&gt;=[.G46];[.F46];[.G46])" office:value-type="float" office:value="2011">
            <text:p>2011</text:p>
          </table:table-cell>
          <table:table-cell table:formula="of:=RANDBETWEEN(2003;2011)" office:value-type="float" office:value="2010">
            <text:p>2010</text:p>
          </table:table-cell>
          <table:table-cell table:formula="of:=RANDBETWEEN(2003;2011)" office:value-type="float" office:value="2011">
            <text:p>2011</text:p>
          </table:table-cell>
          <table:table-cell table:number-columns-repeated="1017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05896460L</text:p>
          </table:table-cell>
          <table:table-cell office:value-type="string">
            <text:p>Rodríguez Jiménez, Pedro Fernando</text:p>
          </table:table-cell>
          <table:table-cell table:formula="of:=IF([.F47]&lt;[.G47];[.F47];[.G47])" office:value-type="float" office:value="2003">
            <text:p>2003</text:p>
          </table:table-cell>
          <table:table-cell table:formula="of:=IF([.F47]&gt;=[.G47];[.F47];[.G47])" office:value-type="float" office:value="2009">
            <text:p>2009</text:p>
          </table:table-cell>
          <table:table-cell table:formula="of:=RANDBETWEEN(2003;2011)" office:value-type="float" office:value="2003">
            <text:p>2003</text:p>
          </table:table-cell>
          <table:table-cell table:formula="of:=RANDBETWEEN(2003;2011)" office:value-type="float" office:value="2009">
            <text:p>2009</text:p>
          </table:table-cell>
          <table:table-cell table:number-columns-repeated="1017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43184455T</text:p>
          </table:table-cell>
          <table:table-cell office:value-type="string">
            <text:p>Rosselló Chaves, Julià</text:p>
          </table:table-cell>
          <table:table-cell table:formula="of:=IF([.F48]&lt;[.G48];[.F48];[.G48])" office:value-type="float" office:value="2006">
            <text:p>2006</text:p>
          </table:table-cell>
          <table:table-cell table:formula="of:=IF([.F48]&gt;=[.G48];[.F48];[.G48])" office:value-type="float" office:value="2010">
            <text:p>2010</text:p>
          </table:table-cell>
          <table:table-cell table:formula="of:=RANDBETWEEN(2003;2011)" office:value-type="float" office:value="2010">
            <text:p>2010</text:p>
          </table:table-cell>
          <table:table-cell table:formula="of:=RANDBETWEEN(2003;2011)" office:value-type="float" office:value="2006">
            <text:p>2006</text:p>
          </table:table-cell>
          <table:table-cell table:number-columns-repeated="1017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43182643M</text:p>
          </table:table-cell>
          <table:table-cell office:value-type="string">
            <text:p>Seguí Vich, Marta</text:p>
          </table:table-cell>
          <table:table-cell table:formula="of:=IF([.F49]&lt;[.G49];[.F49];[.G49])" office:value-type="float" office:value="2007">
            <text:p>2007</text:p>
          </table:table-cell>
          <table:table-cell table:formula="of:=IF([.F49]&gt;=[.G49];[.F49];[.G49])" office:value-type="float" office:value="2009">
            <text:p>2009</text:p>
          </table:table-cell>
          <table:table-cell table:formula="of:=RANDBETWEEN(2003;2011)" office:value-type="float" office:value="2009">
            <text:p>2009</text:p>
          </table:table-cell>
          <table:table-cell table:formula="of:=RANDBETWEEN(2003;2011)" office:value-type="float" office:value="2007">
            <text:p>2007</text:p>
          </table:table-cell>
          <table:table-cell table:number-columns-repeated="1017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43189551J</text:p>
          </table:table-cell>
          <table:table-cell office:value-type="string">
            <text:p>Segura Ferragut, Antonio</text:p>
          </table:table-cell>
          <table:table-cell table:formula="of:=IF([.F50]&lt;[.G50];[.F50];[.G50])" office:value-type="float" office:value="2008">
            <text:p>2008</text:p>
          </table:table-cell>
          <table:table-cell table:formula="of:=IF([.F50]&gt;=[.G50];[.F50];[.G50])" office:value-type="float" office:value="2011">
            <text:p>2011</text:p>
          </table:table-cell>
          <table:table-cell table:formula="of:=RANDBETWEEN(2003;2011)" office:value-type="float" office:value="2008">
            <text:p>2008</text:p>
          </table:table-cell>
          <table:table-cell table:formula="of:=RANDBETWEEN(2003;2011)" office:value-type="float" office:value="2011">
            <text:p>2011</text:p>
          </table:table-cell>
          <table:table-cell table:number-columns-repeated="1017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43228586V</text:p>
          </table:table-cell>
          <table:table-cell office:value-type="string">
            <text:p>Sibole Cabot, Jaume Francesc</text:p>
          </table:table-cell>
          <table:table-cell table:formula="of:=IF([.F51]&lt;[.G51];[.F51];[.G51])" office:value-type="float" office:value="2006">
            <text:p>2006</text:p>
          </table:table-cell>
          <table:table-cell table:formula="of:=IF([.F51]&gt;=[.G51];[.F51];[.G51])" office:value-type="float" office:value="2008">
            <text:p>2008</text:p>
          </table:table-cell>
          <table:table-cell table:formula="of:=RANDBETWEEN(2003;2011)" office:value-type="float" office:value="2008">
            <text:p>2008</text:p>
          </table:table-cell>
          <table:table-cell table:formula="of:=RANDBETWEEN(2003;2011)" office:value-type="float" office:value="2006">
            <text:p>2006</text:p>
          </table:table-cell>
          <table:table-cell table:number-columns-repeated="1017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34069070K</text:p>
          </table:table-cell>
          <table:table-cell office:value-type="string">
            <text:p>Sojo Calvo, Jorge</text:p>
          </table:table-cell>
          <table:table-cell table:formula="of:=IF([.F52]&lt;[.G52];[.F52];[.G52])" office:value-type="float" office:value="2004">
            <text:p>2004</text:p>
          </table:table-cell>
          <table:table-cell table:formula="of:=IF([.F52]&gt;=[.G52];[.F52];[.G52])" office:value-type="float" office:value="2009">
            <text:p>2009</text:p>
          </table:table-cell>
          <table:table-cell table:formula="of:=RANDBETWEEN(2003;2011)" office:value-type="float" office:value="2004">
            <text:p>2004</text:p>
          </table:table-cell>
          <table:table-cell table:formula="of:=RANDBETWEEN(2003;2011)" office:value-type="float" office:value="2009">
            <text:p>2009</text:p>
          </table:table-cell>
          <table:table-cell table:number-columns-repeated="1017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43176118N</text:p>
          </table:table-cell>
          <table:table-cell office:value-type="string">
            <text:p>Vidal Llamas, Daniel</text:p>
          </table:table-cell>
          <table:table-cell table:formula="of:=IF([.F53]&lt;[.G53];[.F53];[.G53])" office:value-type="float" office:value="2003">
            <text:p>2003</text:p>
          </table:table-cell>
          <table:table-cell table:formula="of:=IF([.F53]&gt;=[.G53];[.F53];[.G53])" office:value-type="float" office:value="2007">
            <text:p>2007</text:p>
          </table:table-cell>
          <table:table-cell table:formula="of:=RANDBETWEEN(2003;2011)" office:value-type="float" office:value="2007">
            <text:p>2007</text:p>
          </table:table-cell>
          <table:table-cell table:formula="of:=RANDBETWEEN(2003;2011)" office:value-type="float" office:value="2003">
            <text:p>2003</text:p>
          </table:table-cell>
          <table:table-cell table:number-columns-repeated="1017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50548244V</text:p>
          </table:table-cell>
          <table:table-cell office:value-type="string">
            <text:p>Wankana Santizo, Sakuaku</text:p>
          </table:table-cell>
          <table:table-cell table:formula="of:=IF([.F54]&lt;[.G54];[.F54];[.G54])" office:value-type="float" office:value="2003">
            <text:p>2003</text:p>
          </table:table-cell>
          <table:table-cell table:formula="of:=IF([.F54]&gt;=[.G54];[.F54];[.G54])" office:value-type="float" office:value="2010">
            <text:p>2010</text:p>
          </table:table-cell>
          <table:table-cell table:formula="of:=RANDBETWEEN(2003;2011)" office:value-type="float" office:value="2003">
            <text:p>2003</text:p>
          </table:table-cell>
          <table:table-cell table:formula="of:=RANDBETWEEN(2003;2011)" office:value-type="float" office:value="2010">
            <text:p>2010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" svg:font-family="Times"/>
    <style:font-face style:name="Times1" svg:font-family="Times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27cm" fo:margin-right="1.27cm" style:shadow="none" fo:background-color="transparent" style:first-page-number="continue" style:scale-to-X="1" style:scale-to-Y="1" style:writing-mode="lr-tb">
        <style:background-image/>
      </style:page-layout-properties>
      <style:header-style>
        <style:header-footer-properties svg:height="0.101cm" fo:margin-left="0.63cm" fo:margin-right="0.63cm" fo:margin-bottom="0cm"/>
      </style:header-style>
      <style:footer-style>
        <style:header-footer-properties fo:min-height="0.751cm" fo:margin-left="0.63cm" fo:margin-right="0.63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6">06/03/2012</text:date>, <text:time>16:18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ulla_20_1" style:display-name="PageStyle_Fulla 1" style:page-layout-name="Mpm3">
      <style:header style:display="false">
        <style:region-left>
          <text:p><text:span text:style-name="MT1">UIBdigital</text:span></text:p>
        </style:region-left>
      </style:header>
      <style:header-left style:display="false">
        <style:region-left>
          <text:p><text:span text:style-name="MT1">UIBdigital</text:span></text:p>
        </style:region-left>
      </style:header-left>
      <style:footer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>
      <style:footer-left style:display="false"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06T16:18:13</dc:date>
    <meta:generator>OpenOffice.org/3.3$Unix OpenOffice.org_project/330m20$Build-9567</meta:generator>
    <meta:editing-duration>PT1H7M30S</meta:editing-duration>
    <meta:editing-cycles>3</meta:editing-cycles>
    <dc:creator>José Luis Lisani</dc:creator>
    <meta:document-statistic meta:table-count="1" meta:cell-count="341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